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179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svg:stroke-width="0.102cm" svg:stroke-color="#000000" draw:marker-start="Circle" draw:marker-start-width="0.813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="solid" draw:fill-color="#99cc99" draw:textarea-horizontal-align="justify" draw:textarea-vertical-align="middle" draw:auto-grow-height="false" fo:min-height="3.179cm" fo:min-width="5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819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0.624cm" fo:min-width="0.4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9cm"/>
    </style:style>
    <style:style style:name="gr10" style:family="graphic" style:parent-style-name="standard">
      <style:graphic-properties draw:textarea-horizontal-align="justify" draw:textarea-vertical-align="middle" draw:auto-grow-height="false" fo:min-height="2.933cm" fo:min-width="2.4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3.179cm" fo:min-width="5.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</style:style>
    <style:style style:name="gr16" style:family="graphic" style:parent-style-name="standard">
      <style:graphic-properties draw:textarea-horizontal-align="justify" draw:textarea-vertical-align="middle" draw:auto-grow-height="false" fo:min-height="1.293cm" fo:min-width="2.2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</style:style>
    <style:style style:name="gr18" style:family="graphic" style:parent-style-name="standard">
      <style:graphic-properties draw:fill="solid" draw:fill-color="#66ccff" draw:textarea-horizontal-align="justify" draw:textarea-vertical-align="middle" draw:auto-grow-height="false" fo:min-height="0.624cm" fo:min-width="2.083cm"/>
    </style:style>
    <style:style style:name="gr19" style:family="graphic" style:parent-style-name="standard">
      <style:graphic-properties draw:fill="solid" draw:fill-color="#66ff99" draw:textarea-horizontal-align="justify" draw:textarea-vertical-align="middle" draw:auto-grow-height="false" fo:min-height="0.24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657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cc99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8pt" style:font-size-complex="18pt"/>
    </style:style>
    <style:style style:name="P6" style:family="paragraph">
      <loext:graphic-properties draw:fill="solid" draw:fill-color="#ff333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cc99"/>
      <style:paragraph-properties fo:text-align="center"/>
    </style:style>
    <style:style style:name="P9" style:family="paragraph">
      <loext:graphic-properties draw:fill="solid" draw:fill-color="#66ccff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="solid" draw:fill-color="#66ff99"/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429cm" svg:x="6.988cm" svg:y="12.7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429cm" svg:x="6.488cm" svg:y="13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429cm" svg:x="5.988cm" svg:y="1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289cm" svg:y="2.1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10.191cm" svg:y1="2.883cm" svg:x2="12.223cm" svg:y2="2.883cm">
          <text:p/>
        </draw:line>
        <draw:custom-shape draw:style-name="gr4" draw:text-style-name="P4" draw:layer="layout" svg:width="6.35cm" svg:height="3.429cm" svg:x="12.188cm" svg:y="1.343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94cm" svg:y1="2.829cm" svg:x2="9.671cm" svg:y2="2.829cm">
          <text:p/>
        </draw:line>
        <draw:frame draw:style-name="gr6" draw:text-style-name="P5" draw:layer="layout" svg:width="6.319cm" svg:height="0.763cm" svg:x="3.02cm" svg:y="1.967cm">
          <draw:text-box>
            <text:p><text:span text:style-name="T1">Remove stats from service A</text:span></text:p>
          </draw:text-box>
        </draw:frame>
        <draw:custom-shape draw:style-name="gr7" draw:text-style-name="P6" draw:layer="layout" svg:width="1.367cm" svg:height="1.236cm" svg:x="5.129cm" svg:y="3.083cm">
          <text:p text:style-name="P2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161cm" svg:height="0.962cm" svg:x="9.798cm" svg:y="1.178cm">
          <draw:text-box>
            <text:p>HTTP</text:p>
          </draw:text-box>
        </draw:frame>
        <draw:frame draw:style-name="gr9" draw:text-style-name="P7" draw:layer="layout" svg:width="3.779cm" svg:height="1.673cm" svg:x="13.446cm" svg:y="2.016cm">
          <draw:text-box>
            <text:p>Apisonator</text:p>
            <text:p>Internal API</text:p>
          </draw:text-box>
        </draw:frame>
        <draw:custom-shape draw:style-name="gr10" draw:text-style-name="P2" draw:layer="layout" svg:width="2.948cm" svg:height="3.183cm" svg:x="24.722cm" svg:y="6.707cm">
          <text:p/>
          <draw:enhanced-geometry svg:viewBox="0 0 21600 21600" draw:mirror-horizontal="true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11" draw:text-style-name="P7" draw:layer="layout" svg:width="3.601cm" svg:height="0.962cm" svg:x="23.876cm" svg:y="5.564cm">
          <draw:text-box>
            <text:p>Job Queue</text:p>
          </draw:text-box>
        </draw:frame>
        <draw:custom-shape draw:style-name="gr7" draw:text-style-name="P6" draw:layer="layout" svg:width="1.367cm" svg:height="1.236cm" svg:x="20.629cm" svg:y="3.284cm">
          <text:p text:style-name="P2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0.853cm" svg:height="0.962cm" svg:x="7.223cm" svg:y="2.778cm">
          <draw:text-box>
            <text:p>1</text:p>
          </draw:text-box>
        </draw:frame>
        <draw:line draw:style-name="gr5" draw:text-style-name="P3" draw:layer="layout" svg:x1="18.526cm" svg:y1="3.159cm" svg:x2="24.876cm" svg:y2="7.858cm">
          <text:p/>
        </draw:line>
        <draw:frame draw:style-name="gr12" draw:text-style-name="P7" draw:layer="layout" svg:width="0.853cm" svg:height="0.962cm" svg:x="22.324cm" svg:y="4.978cm">
          <draw:text-box>
            <text:p>2</text:p>
          </draw:text-box>
        </draw:frame>
        <draw:custom-shape draw:style-name="gr13" draw:text-style-name="P8" draw:layer="layout" svg:width="6.35cm" svg:height="3.429cm" svg:x="6.788cm" svg:y="7.2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429cm" svg:x="5.588cm" svg:y="13.943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5.362cm" svg:height="1.673cm" svg:x="7.447cm" svg:y="7.717cm">
          <draw:text-box>
            <text:p>Partitioner</text:p>
          </draw:text-box>
        </draw:frame>
        <draw:frame draw:style-name="gr15" draw:text-style-name="P7" draw:layer="layout" svg:width="4.062cm" svg:height="0.962cm" svg:x="6.658cm" svg:y="15.046cm">
          <draw:text-box>
            <text:p>Stats deleter</text:p>
          </draw:text-box>
        </draw:frame>
        <draw:custom-shape draw:style-name="gr16" draw:text-style-name="P2" draw:layer="layout" svg:width="2.794cm" svg:height="2.921cm" svg:x="24.241cm" svg:y="14.8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7" draw:text-style-name="P7" draw:layer="layout" svg:width="2.902cm" svg:height="0.962cm" svg:x="23.877cm" svg:y="13.564cm">
          <draw:text-box>
            <text:p>DB stats</text:p>
          </draw:text-box>
        </draw:frame>
        <draw:line draw:style-name="gr5" draw:text-style-name="P3" draw:layer="layout" svg:x1="24.495cm" svg:y1="7.985cm" svg:x2="13.446cm" svg:y2="7.985cm">
          <text:p/>
        </draw:line>
        <draw:custom-shape draw:style-name="gr7" draw:text-style-name="P6" draw:layer="layout" svg:width="1.367cm" svg:height="1.236cm" svg:x="18.128cm" svg:y="6.584cm">
          <text:p text:style-name="P2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0.853cm" svg:height="0.962cm" svg:x="21.955cm" svg:y="7.023cm">
          <draw:text-box>
            <text:p>3</text:p>
          </draw:text-box>
        </draw:frame>
        <draw:custom-shape draw:style-name="gr18" draw:text-style-name="P9" draw:layer="layout" svg:width="3.653cm" svg:height="1.236cm" svg:x="8.2cm" svg:y="16.072cm">
          <text:p text:style-name="P2"><text:span text:style-name="T2">Stats key 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3.653cm" svg:height="1.236cm" svg:x="9.4cm" svg:y="9.373cm">
          <text:p text:style-name="P2"><text:span text:style-name="T2">Stats key 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446cm" svg:y1="9.255cm" svg:x2="24.241cm" svg:y2="9.128cm">
          <text:p/>
        </draw:line>
        <draw:custom-shape draw:style-name="gr19" draw:text-style-name="P10" draw:layer="layout" svg:width="0.687cm" svg:height="0.695cm" svg:x="18.59cm" svg:y="8.355cm">
          <text:p text:style-name="P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0.853cm" svg:height="0.962cm" svg:x="13.7cm" svg:y="9.128cm">
          <draw:text-box>
            <text:p>4</text:p>
          </draw:text-box>
        </draw:frame>
        <draw:custom-shape draw:style-name="gr19" draw:text-style-name="P10" draw:layer="layout" svg:width="0.687cm" svg:height="0.695cm" svg:x="17.32cm" svg:y="8.355cm">
          <text:p text:style-name="P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687cm" svg:height="0.695cm" svg:x="16.304cm" svg:y="8.355cm">
          <text:p text:style-name="P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687cm" svg:height="0.695cm" svg:x="15.086cm" svg:y="8.355cm">
          <text:p text:style-name="P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687cm" svg:height="0.695cm" svg:x="20.166cm" svg:y="8.355cm">
          <text:p text:style-name="P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687cm" svg:height="0.695cm" svg:x="21.182cm" svg:y="8.355cm">
          <text:p text:style-name="P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4.241cm" svg:y1="9.509cm" svg:x2="14.081cm" svg:y2="13.573cm">
          <text:p/>
        </draw:line>
        <draw:frame draw:style-name="gr20" draw:text-style-name="P7" draw:layer="layout" svg:width="0.853cm" svg:height="1.162cm" svg:x="14.371cm" svg:y="12.303cm">
          <draw:text-box>
            <text:p>5</text:p>
          </draw:text-box>
        </draw:frame>
        <draw:custom-shape draw:style-name="gr19" draw:text-style-name="P10" draw:layer="layout" svg:width="0.687cm" svg:height="0.695cm" svg:x="17.286cm" svg:y="11.255cm">
          <text:p text:style-name="P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954cm" svg:y1="16.351cm" svg:x2="23.606cm" svg:y2="16.351cm">
          <text:p/>
        </draw:line>
        <draw:frame draw:style-name="gr12" draw:text-style-name="P7" draw:layer="layout" svg:width="0.853cm" svg:height="0.962cm" svg:x="17.072cm" svg:y="16.803cm">
          <draw:text-box>
            <text:p>6</text:p>
          </draw:text-box>
        </draw:frame>
        <draw:frame draw:style-name="gr21" draw:text-style-name="P5" draw:layer="layout" svg:width="7.157cm" svg:height="0.763cm" svg:x="14.878cm" svg:y="15.462cm">
          <draw:text-box>
            <text:p><text:span text:style-name="T1">Remove few stats from service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7:31:32.608761534</meta:creation-date>
    <dc:date>2018-07-19T19:01:32.755050911</dc:date>
    <meta:editing-duration>PT28M32S</meta:editing-duration>
    <meta:editing-cycles>12</meta:editing-cycles>
    <meta:generator>LibreOffice/5.4.6.2$Linux_X86_64 LibreOffice_project/40m0$Build-2</meta:generator>
    <meta:document-statistic meta:object-count="42"/>
  </office:meta>
</office:document-meta>
</file>